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500000266D3852B511AFDE0D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3.679cm" svg:height="16.245cm" draw:z-index="0"><draw:image xlink:href="Pictures/100000000000020500000266D3852B511AFDE0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22:52:42.396311842</meta:creation-date>
    <dc:date>2018-04-24T22:55:07.559575406</dc:date>
    <meta:editing-duration>PT2M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